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C00000299ED7C616A.png" manifest:media-type="image/png"/>
  <manifest:file-entry manifest:full-path="Pictures/1000020100000191000001DAA6522023.png" manifest:media-type="image/png"/>
  <manifest:file-entry manifest:full-path="Pictures/1000020100000237000002B802CFAF6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1" svg:font-family="'Liberation Sans'" style:font-pitch="variable"/>
    <style:font-face style:name="Rekha" svg:font-family="Rekh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51cm" svg:stroke-color="#66cc0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25cm" svg:stroke-color="#66cc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draw:stroke="solid" draw:stroke-dash="Fine_20_Dashed" svg:stroke-width="0.025cm" svg:stroke-color="#66cc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051cm" svg:stroke-color="#111111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8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svg:stroke-width="0.051cm" svg:stroke-color="#3399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Fine_20_Dashed" svg:stroke-color="#66cc00" draw:fill="none" draw:textarea-vertical-align="middle"/>
    </style:style>
    <style:style style:name="gr11" style:family="graphic" style:parent-style-name="objectwithoutfill">
      <style:graphic-properties svg:stroke-width="0.051cm" svg:stroke-color="#3399ff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dash" draw:stroke-dash="Fine_20_Dashed" svg:stroke-width="0.102cm" svg:stroke-color="#33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ff6600" draw:marker-end="Arrow" draw:fill-color="#333333" draw:textarea-horizontal-align="justify" draw:textarea-vertical-align="middle" draw:auto-grow-height="false" fo:min-height="0.596cm" fo:min-width="0cm"/>
    </style:style>
    <style:style style:name="gr14" style:family="graphic" style:parent-style-name="standard">
      <style:graphic-properties draw:stroke="none" svg:stroke-color="#ff6600" draw:marker-end="Arrow" draw:fill-color="#333333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svg:stroke-width="0.051cm" svg:stroke-color="#ff6600" draw:marker-start-width="0.276cm" draw:marker-end="Arrowheads_20_4" draw:marker-end-width="0.376cm" draw:fill="none" draw:textarea-vertical-align="middle" fo:padding-top="0.15cm" fo:padding-bottom="0.15cm" fo:padding-left="0.275cm" fo:padding-right="0.275cm"/>
    </style:style>
    <style:style style:name="gr16" style:family="graphic" style:parent-style-name="measure" style:list-style-name="L1">
      <style:graphic-properties svg:stroke-color="#3399ff" draw:textarea-vertical-align="middle" draw:line-distance="0.843cm" draw:placing="below"/>
    </style:style>
    <style:style style:name="gr17" style:family="graphic" style:parent-style-name="standard">
      <style:graphic-properties draw:stroke="none" draw:marker-end="Arrow" draw:fill="none" fo:min-height="0.675cm"/>
    </style:style>
    <style:style style:name="gr18" style:family="graphic" style:parent-style-name="standard">
      <style:graphic-properties draw:stroke="none" draw:marker-end="Arrow" draw:fill="none" fo:min-height="0.77cm"/>
    </style:style>
    <style:style style:name="gr19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556cm" fo:min-width="0.248cm"/>
    </style:style>
    <style:style style:name="gr20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556cm" fo:min-width="0.252cm"/>
    </style:style>
    <style:style style:name="gr21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false" fo:min-height="0.556cm" fo:min-width="4.359cm"/>
    </style:style>
    <style:style style:name="gr22" style:family="graphic" style:parent-style-name="standard">
      <style:graphic-properties draw:stroke="none" svg:stroke-width="0.051cm" svg:stroke-color="#000000" draw:marker-start-width="0.276cm" draw:marker-end="Arrow" draw:marker-end-width="0.276cm" draw:fill="none" draw:fill-color="#ffffff" draw:textarea-horizontal-align="left" draw:auto-grow-height="true" draw:auto-grow-width="false" fo:min-height="0.556cm" fo:min-width="4.359cm"/>
    </style:style>
    <style:style style:name="gr23" style:family="graphic" style:parent-style-name="objectwithoutfill">
      <style:graphic-properties draw:stroke="dash" draw:stroke-dash="Fine_20_Dashed" svg:stroke-width="0.051cm" svg:stroke-color="#ff66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25" style:family="graphic" style:parent-style-name="objectwithoutfill">
      <style:graphic-properties svg:stroke-width="0.025cm" svg:stroke-color="#ff66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6" style:family="graphic" style:parent-style-name="objectwithoutfill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draw:stroke="solid" draw:stroke-dash="Fine_20_Dashed" svg:stroke-width="0.051cm" svg:stroke-color="#00000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svg:stroke-color="#00000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draw:stroke="dash" draw:stroke-dash="Fine_20_Dashed" svg:stroke-width="0.051cm" svg:stroke-color="#999999" draw:marker-start-width="0.276cm" draw:marker-end-width="0.276cm" draw:fill="none" draw:fill-color="#b2b2b2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999999" draw:marker-end="Arrow" draw:fill-color="#b2b2b2" draw:textarea-horizontal-align="justify" draw:textarea-vertical-align="middle" draw:auto-grow-height="false" fo:min-height="0.263cm" fo:min-width="0cm"/>
    </style:style>
    <style:style style:name="gr31" style:family="graphic" style:parent-style-name="standard">
      <style:graphic-properties draw:stroke="none" svg:stroke-color="#999999" draw:marker-end="Arrow" draw:fill-color="#b2b2b2" draw:textarea-horizontal-align="justify" draw:textarea-vertical-align="middle" draw:auto-grow-height="false" fo:min-height="0cm" fo:min-width="0cm"/>
    </style:style>
    <style:style style:name="gr32" style:family="graphic" style:parent-style-name="objectwithoutfill">
      <style:graphic-properties draw:stroke="dash" draw:stroke-dash="Fine_20_Dashed" svg:stroke-width="0.051cm" svg:stroke-color="#3399ff" draw:marker-start-width="0.276cm" draw:marker-end-width="0.276cm" draw:fill="none" draw:fill-color="#3399ff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3399ff" draw:marker-end="Arrow" draw:fill-color="#3399ff" draw:textarea-horizontal-align="justify" draw:textarea-vertical-align="middle" draw:auto-grow-height="false" fo:min-height="0.263cm" fo:min-width="0cm"/>
    </style:style>
    <style:style style:name="gr34" style:family="graphic" style:parent-style-name="standard">
      <style:graphic-properties draw:stroke="none" svg:stroke-color="#3399ff" draw:marker-end="Arrow" draw:fill-color="#3399ff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674cm" fo:min-width="1.498cm"/>
    </style:style>
    <style:style style:name="gr36" style:family="graphic" style:parent-style-name="objectwithoutfill">
      <style:graphic-properties svg:stroke-width="0.051cm" svg:stroke-color="#000000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37" style:family="graphic" style:parent-style-name="objectwithoutfill">
      <style:graphic-properties svg:stroke-width="0.051cm" svg:stroke-color="#ff6600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38" style:family="graphic" style:parent-style-name="objectwithoutfill">
      <style:graphic-properties draw:stroke="solid" draw:stroke-dash="Fine_20_Dashed" svg:stroke-width="0.051cm" svg:stroke-color="#3399ff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svg:stroke-width="0.051cm" svg:stroke-color="#3399ff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40" style:family="graphic" style:parent-style-name="objectwithoutfill">
      <style:graphic-properties draw:stroke="dash" draw:stroke-dash="Fine_20_Dashed" svg:stroke-width="0.051cm" svg:stroke-color="#111111" draw:marker-start-width="0.276cm" draw:marker-end-width="0.276cm" draw:fill="none" draw:fill-color="#000000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color="#111111" draw:marker-end="Arrow" draw:fill-color="#000000" draw:textarea-horizontal-align="justify" draw:textarea-vertical-align="middle" draw:auto-grow-height="false" fo:min-height="0.263cm" fo:min-width="0cm"/>
    </style:style>
    <style:style style:name="gr42" style:family="graphic" style:parent-style-name="standard">
      <style:graphic-properties draw:stroke="none" svg:stroke-color="#111111" draw:marker-end="Arrow" draw:fill-color="#000000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stroke="none" draw:marker-end="Arrow" draw:fill="none" fo:min-height="1.251cm"/>
    </style:style>
    <style:style style:name="gr44" style:family="graphic" style:parent-style-name="objectwithoutfill">
      <style:graphic-properties draw:stroke="solid" draw:stroke-dash="Fine_20_Dashed" svg:stroke-width="0.051cm" svg:stroke-color="#cccccc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45" style:family="graphic" style:parent-style-name="objectwithoutfill">
      <style:graphic-properties svg:stroke-width="0.051cm" svg:stroke-color="#cccccc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46" style:family="graphic" style:parent-style-name="objectwithoutfill">
      <style:graphic-properties draw:stroke="solid" draw:stroke-dash="Fine_20_Dashed" svg:stroke-width="0.051cm" svg:stroke-color="#999999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47" style:family="graphic" style:parent-style-name="objectwithoutfill">
      <style:graphic-properties svg:stroke-width="0.051cm" svg:stroke-color="#999999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width="0.051cm" svg:stroke-color="#000000" draw:marker-start-width="0.276cm" draw:marker-end="Arrow" draw:marker-end-width="0.276cm" draw:fill="none" draw:fill-color="#ffffff" draw:textarea-horizontal-align="left" draw:auto-grow-height="true" draw:auto-grow-width="true" fo:min-height="0.556cm" fo:min-width="0.857cm"/>
    </style:style>
    <style:style style:name="gr49" style:family="graphic" style:parent-style-name="standard">
      <style:graphic-properties draw:stroke="none" svg:stroke-width="0.051cm" svg:stroke-color="#000000" draw:marker-start-width="0.276cm" draw:marker-end="Arrow" draw:marker-end-width="0.276cm" draw:fill="none" draw:fill-color="#ffffff" draw:textarea-horizontal-align="left" draw:auto-grow-height="true" draw:auto-grow-width="true" fo:min-height="0.674cm" fo:min-width="1.26cm"/>
    </style:style>
    <style:style style:name="gr50" style:family="graphic" style:parent-style-name="standard">
      <style:graphic-properties draw:stroke="none" draw:marker-end="Arrow" draw:fill="none" fo:min-height="0.636cm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stroke="none" draw:marker-end="Arrow" draw:fill-color="#ffffff" draw:textarea-horizontal-align="justify" draw:textarea-vertical-align="middle" draw:auto-grow-height="false" fo:min-height="1.147cm" fo:min-width="17.78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33333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3399ff" style:text-outline="false" style:text-line-through-style="none" style:text-line-through-type="none" style:font-name="Rekha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text-properties fo:color="#3399ff" fo:font-size="14pt" style:font-size-asian="14pt" style:font-size-complex="14pt"/>
    </style:style>
    <style:style style:name="P5" style:family="paragraph">
      <loext:graphic-properties draw:fill="none"/>
      <style:text-properties fo:color="#3399ff" fo:font-size="16pt" fo:font-weight="bold" style:font-size-asian="16pt" style:font-weight-asian="bold" style:font-size-complex="16pt" style:font-weight-complex="bold"/>
    </style:style>
    <style:style style:name="P6" style:family="paragraph">
      <loext:graphic-properties draw:fill="none"/>
      <style:text-properties fo:color="#3399ff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 draw:fill-color="#ffffff"/>
      <style:text-properties fo:color="#3399ff"/>
    </style:style>
    <style:style style:name="P8" style:family="paragraph">
      <loext:graphic-properties draw:fill="none" draw:fill-color="#ffffff"/>
      <style:text-properties fo:color="#3399ff" fo:font-size="14pt" style:font-size-asian="14pt" style:font-size-complex="14pt"/>
    </style:style>
    <style:style style:name="P9" style:family="paragraph">
      <loext:graphic-properties draw:fill="none" draw:fill-color="#ffffff"/>
      <style:text-properties fo:color="#ff6600" fo:font-size="14pt" style:font-size-asian="14pt" style:font-size-complex="14pt"/>
    </style:style>
    <style:style style:name="P10" style:family="paragraph">
      <loext:graphic-properties draw:fill="none" draw:fill-color="#ffffff"/>
      <style:text-properties fo:color="#000000" fo:font-size="10pt" style:font-size-asian="10pt" style:font-size-complex="10pt"/>
    </style:style>
    <style:style style:name="P11" style:family="paragraph">
      <loext:graphic-properties draw:fill="none" draw:fill-color="#b2b2b2"/>
      <style:paragraph-properties fo:text-align="center"/>
    </style:style>
    <style:style style:name="P12" style:family="paragraph">
      <loext:graphic-properties draw:fill-color="#b2b2b2"/>
      <style:paragraph-properties fo:text-align="center"/>
    </style:style>
    <style:style style:name="P13" style:family="paragraph">
      <loext:graphic-properties draw:fill="none" draw:fill-color="#3399ff"/>
      <style:paragraph-properties fo:text-align="center"/>
    </style:style>
    <style:style style:name="P14" style:family="paragraph">
      <loext:graphic-properties draw:fill-color="#3399ff"/>
      <style:paragraph-properties fo:text-align="center"/>
    </style:style>
    <style:style style:name="P15" style:family="paragraph">
      <loext:graphic-properties draw:fill="none"/>
      <style:text-properties fo:color="#000000" fo:font-size="14pt" style:font-size-asian="14pt" style:font-size-complex="14pt"/>
    </style:style>
    <style:style style:name="P16" style:family="paragraph">
      <loext:graphic-properties draw:fill="none"/>
      <style:text-properties fo:color="#000000" fo:font-size="16pt" fo:font-weight="bold" style:font-size-asian="16pt" style:font-weight-asian="bold" style:font-size-complex="16pt" style:font-weight-complex="bold"/>
    </style:style>
    <style:style style:name="P17" style:family="paragraph">
      <loext:graphic-properties draw:fill="none" draw:fill-color="#ffffff"/>
      <style:text-properties fo:color="#999999" fo:font-size="14pt" style:font-size-asian="14pt" style:font-size-complex="14pt"/>
    </style:style>
    <style:style style:name="P18" style:family="paragraph">
      <loext:graphic-properties draw:fill="none" draw:fill-color="#000000"/>
      <style:paragraph-properties fo:text-align="center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="none" draw:fill-color="#ffffff"/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text-properties fo:color="#66cc00" fo:font-size="14pt" style:font-size-asian="14pt" style:font-size-complex="14pt"/>
    </style:style>
    <style:style style:name="P22" style:family="paragraph">
      <loext:graphic-properties draw:fill="none"/>
      <style:text-properties fo:color="#999999" fo:font-size="14pt" fo:font-weight="bold" style:font-size-asian="14pt" style:font-weight-asian="bold" style:font-size-complex="14pt" style:font-weight-complex="bold"/>
    </style:style>
    <style:style style:name="P23" style:family="paragraph">
      <style:text-properties fo:color="#b2b2b2"/>
    </style:style>
    <style:style style:name="P24" style:family="paragraph">
      <loext:graphic-properties draw:fill="none"/>
      <style:text-properties fo:color="#b2b2b2" fo:font-size="16pt" fo:font-weight="bold" style:font-size-asian="16pt" style:font-weight-asian="bold" style:font-size-complex="16pt" style:font-weight-complex="bold"/>
    </style:style>
    <style:style style:name="P25" style:family="paragraph">
      <loext:graphic-properties draw:fill-color="#ffffff"/>
      <style:paragraph-properties fo:text-align="center"/>
    </style:style>
    <style:style style:name="T1" style:family="text">
      <style:text-properties fo:font-variant="normal" fo:text-transform="none" fo:color="#3399ff" style:text-outline="false" style:text-line-through-style="none" style:text-line-through-type="none" style:font-name="Rekha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399ff" style:text-position="0% 100%" fo:font-size="12pt" fo:language="en" fo:country="US" style:font-size-asian="12pt" style:font-size-complex="12pt"/>
    </style:style>
    <style:style style:name="T3" style:family="text">
      <style:text-properties fo:color="#3399ff" style:text-position="-33% 58%" fo:font-size="12pt" fo:language="en" fo:country="US" style:font-size-asian="12pt" style:font-size-complex="12pt"/>
    </style:style>
    <style:style style:name="T4" style:family="text">
      <style:text-properties fo:color="#ff6600" style:text-position="0% 100%" fo:font-size="16pt" fo:language="en" fo:country="US" fo:font-weight="bold" style:font-size-asian="16pt" style:font-weight-asian="bold" style:font-size-complex="16pt" style:font-weight-complex="bold"/>
    </style:style>
    <style:style style:name="T5" style:family="text">
      <style:text-properties fo:color="#ff6600" style:text-position="-33% 58%" fo:font-size="16pt" fo:language="en" fo:country="US" fo:font-weight="bold" style:font-size-asian="16pt" style:font-weight-asian="bold" style:font-size-complex="16pt" style:font-weight-complex="bold"/>
    </style:style>
    <style:style style:name="T6" style:family="text">
      <style:text-properties fo:color="#3399ff" style:text-position="0% 100%" fo:font-size="16pt" fo:language="en" fo:country="US" fo:font-weight="bold" style:font-size-asian="16pt" style:font-weight-asian="bold" style:font-size-complex="16pt" style:font-weight-complex="bold"/>
    </style:style>
    <style:style style:name="T7" style:family="text">
      <style:text-properties fo:color="#3399ff" style:text-position="0% 100%" fo:font-size="12pt" fo:language="en" fo:country="US" fo:font-weight="bold" style:font-size-asian="12pt" style:font-weight-asian="bold" style:font-size-complex="12pt" style:font-weight-complex="bold"/>
    </style:style>
    <style:style style:name="T8" style:family="text">
      <style:text-properties fo:color="#3399ff" fo:font-size="14pt" style:font-size-asian="14pt" style:font-size-complex="14pt"/>
    </style:style>
    <style:style style:name="T9" style:family="text">
      <style:text-properties fo:color="#ff6600" fo:font-size="14pt" style:font-size-asian="14pt" style:font-size-complex="14pt"/>
    </style:style>
    <style:style style:name="T10" style:family="text">
      <style:text-properties fo:color="#000000" fo:font-size="10pt" style:font-size-asian="10pt" style:font-size-complex="10pt"/>
    </style:style>
    <style:style style:name="T11" style:family="text">
      <style:text-properties fo:color="#ff6600" fo:font-size="12pt" fo:language="en" fo:country="US" style:font-size-asian="12pt" style:font-size-complex="12pt"/>
    </style:style>
    <style:style style:name="T12" style:family="text">
      <style:text-properties fo:color="#ff6600" style:text-position="-33% 58%" fo:font-size="12pt" fo:language="en" fo:country="US" style:font-size-asian="12pt" style:font-size-complex="12pt"/>
    </style:style>
    <style:style style:name="T13" style:family="text">
      <style:text-properties fo:color="#ff6600" style:text-position="0% 100%" fo:font-size="12pt" fo:language="en" fo:country="US" style:font-size-asian="12pt" style:font-size-complex="12pt"/>
    </style:style>
    <style:style style:name="T14" style:family="text">
      <style:text-properties fo:color="#ff6600" style:text-position="-33% 58%" fo:font-size="14pt" style:font-size-asian="14pt" style:font-size-complex="14pt"/>
    </style:style>
    <style:style style:name="T15" style:family="text">
      <style:text-properties fo:color="#000000" style:text-position="0% 100%" fo:font-size="12pt" fo:language="en" fo:country="US" style:font-size-asian="12pt" style:font-size-complex="12pt"/>
    </style:style>
    <style:style style:name="T16" style:family="text">
      <style:text-properties fo:color="#000000" style:text-position="-33% 58%" fo:font-size="12pt" fo:language="en" fo:country="US" style:font-size-asian="12pt" style:font-size-complex="12pt"/>
    </style:style>
    <style:style style:name="T17" style:family="text">
      <style:text-properties fo:color="#000000" style:text-position="-33% 58%" fo:font-size="14pt" style:font-size-asian="14pt" style:font-size-complex="14pt"/>
    </style:style>
    <style:style style:name="T18" style:family="text">
      <style:text-properties fo:color="#000000" style:text-position="0% 100%" fo:font-size="16pt" fo:language="en" fo:country="US" fo:font-weight="bold" style:font-size-asian="16pt" style:font-weight-asian="bold" style:font-size-complex="16pt" style:font-weight-complex="bold"/>
    </style:style>
    <style:style style:name="T19" style:family="text">
      <style:text-properties fo:color="#000000" style:text-position="-33% 58%" fo:font-size="16pt" fo:language="en" fo:country="US" fo:font-weight="bold" style:font-size-asian="16pt" style:font-weight-asian="bold" style:font-size-complex="16pt" style:font-weight-complex="bold"/>
    </style:style>
    <style:style style:name="T20" style:family="text">
      <style:text-properties fo:color="#999999" fo:font-size="14pt" style:font-size-asian="14pt" style:font-size-complex="14pt"/>
    </style:style>
    <style:style style:name="T21" style:family="text">
      <style:text-properties fo:color="#3399ff" style:text-position="-33% 58%" fo:font-size="12pt" fo:language="en" fo:country="US" fo:font-weight="bold" style:font-size-asian="12pt" style:font-weight-asian="bold" style:font-size-complex="12pt" style:font-weight-complex="bold"/>
    </style:style>
    <style:style style:name="T22" style:family="text">
      <style:text-properties fo:color="#3399ff" style:text-position="-33% 58%"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3399ff" style:font-name="Liberation Sans4" fo:font-size="16pt" fo:language="en" fo:country="US" fo:font-weight="bold" style:font-name-asian="Liberation Sans4" style:font-size-asian="16pt" style:font-weight-asian="bold" style:font-name-complex="Liberation Sans4" style:font-size-complex="16pt" style:font-weight-complex="bold"/>
    </style:style>
    <style:style style:name="T24" style:family="text">
      <style:text-properties fo:color="#3399ff" style:text-position="33% 58%" style:font-name="Liberation Sans4" fo:font-size="16pt" fo:language="en" fo:country="US" fo:font-weight="bold" style:font-name-asian="Liberation Sans4" style:font-size-asian="16pt" style:font-weight-asian="bold" style:font-name-complex="Liberation Sans4" style:font-size-complex="16pt" style:font-weight-complex="bold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color="#66cc00" fo:font-size="14pt" style:font-size-asian="14pt" style:font-size-complex="14pt"/>
    </style:style>
    <style:style style:name="T27" style:family="text">
      <style:text-properties fo:color="#66cc00" style:text-position="-33% 58%" fo:font-size="14pt" style:font-size-asian="14pt" style:font-size-complex="14pt"/>
    </style:style>
    <style:style style:name="T28" style:family="text">
      <style:text-properties fo:color="#66cc00" style:text-position="0% 100%" fo:font-size="14pt" style:font-size-asian="14pt" style:font-size-complex="14pt"/>
    </style:style>
    <style:style style:name="T29" style:family="text">
      <style:text-properties fo:color="#999999" fo:font-size="16pt" fo:language="en" fo:country="US" fo:font-weight="bold" style:font-size-asian="16pt" style:font-weight-asian="bold" style:font-size-complex="16pt" style:font-weight-complex="bold"/>
    </style:style>
    <style:style style:name="T30" style:family="text">
      <style:text-properties fo:color="#b2b2b2" style:font-name="Liberation Sans4" fo:font-size="16pt" fo:language="en" fo:country="US" fo:font-weight="bold" style:font-name-asian="Liberation Sans4" style:font-size-asian="16pt" style:font-weight-asian="bold" style:font-name-complex="Liberation Sans4" style:font-size-complex="16pt" style:font-weight-complex="bold"/>
    </style:style>
    <style:style style:name="T31" style:family="text">
      <style:text-properties fo:color="#b2b2b2" style:text-position="33% 58%" style:font-name="Liberation Sans4" fo:font-size="16pt" fo:language="en" fo:country="US" fo:font-weight="bold" style:font-name-asian="Liberation Sans4" style:font-size-asian="16pt" style:font-weight-asian="bold" style:font-name-complex="Liberation Sans4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629cm" svg:height="0.094cm" svg:x="7.206cm" svg:y="7.985cm" svg:viewBox="0 0 630 95" svg:d="M0 95c210-127 420-127 630 0">
          <text:p/>
        </draw:path>
        <draw:path draw:style-name="gr1" draw:text-style-name="P1" draw:layer="layout" svg:width="0.458cm" svg:height="0.534cm" svg:x="7.841cm" svg:y="8.085cm" svg:viewBox="0 0 459 535" svg:d="M0 0c184 107 459 535 459 535">
          <text:p/>
        </draw:path>
        <draw:path draw:style-name="gr2" draw:text-style-name="P1" draw:layer="layout" svg:width="0.959cm" svg:height="0.443cm" svg:x="5.251cm" svg:y="10.828cm" svg:viewBox="0 0 960 444" svg:d="M0 444c800 0 960-444 960-444">
          <text:p/>
        </draw:path>
        <draw:path draw:style-name="gr2" draw:text-style-name="P1" draw:layer="layout" svg:width="1.499cm" svg:height="0.994cm" draw:transform="skewX (0.73251468706202) rotate (0.996583002888762) translate (6.21498475039936cm 10.8260486447326cm)" svg:viewBox="0 0 1500 995" svg:d="M0 0c1169 0 1500 995 1500 995">
          <text:p/>
        </draw:path>
        <draw:path draw:style-name="gr2" draw:text-style-name="P1" draw:layer="layout" svg:width="0.959cm" svg:height="0.45cm" svg:x="5.251cm" svg:y="10.828cm" svg:viewBox="0 0 960 451" svg:d="M0 451c800 0 960-451 960-451">
          <text:p/>
        </draw:path>
        <draw:path draw:style-name="gr3" draw:text-style-name="P1" draw:layer="layout" svg:width="0.959cm" svg:height="0.43cm" svg:x="7.379cm" svg:y="10.855cm" svg:viewBox="0 0 960 431" svg:d="M960 431c-800 0-960-431-960-431">
          <text:p/>
        </draw:path>
        <draw:path draw:style-name="gr2" draw:text-style-name="P1" draw:layer="layout" svg:width="1.499cm" svg:height="0.994cm" draw:transform="skewX (0.73251468706202) rotate (0.996583002888762) translate (6.21498475039936cm 10.8260486447326cm)" svg:viewBox="0 0 1500 995" svg:d="M0 0c1169 0 1500 995 1500 995">
          <text:p/>
        </draw:path>
        <draw:g>
          <draw:path draw:style-name="gr2" draw:text-style-name="P1" draw:layer="layout" svg:width="0.959cm" svg:height="1.008cm" svg:x="6.246cm" svg:y="10.278cm" svg:viewBox="0 0 960 1009" svg:d="M0 1009c800 0 960-1009 960-1009">
            <text:p/>
          </draw:path>
          <draw:path draw:style-name="gr2" draw:text-style-name="P1" draw:layer="layout" svg:width="0.959cm" svg:height="0.945cm" svg:x="8.374cm" svg:y="10.34cm" svg:viewBox="0 0 960 946" svg:d="M960 946c-800 0-960-946-960-946">
            <text:p/>
          </draw:path>
          <draw:path draw:style-name="gr2" draw:text-style-name="P1" draw:layer="layout" svg:width="2.978cm" svg:height="1.139cm" draw:transform="skewX (1.17547925121818) rotate (1.2936380415782) translate (7.20998475039936cm 10.2731494932307cm)" svg:viewBox="0 0 2979 1140" svg:d="M0 0c2321 0 2979 1140 2979 1140">
            <text:p/>
          </draw:path>
          <draw:path draw:style-name="gr2" draw:text-style-name="P1" draw:layer="layout" svg:width="0.959cm" svg:height="1.008cm" svg:x="6.246cm" svg:y="10.278cm" svg:viewBox="0 0 960 1009" svg:d="M0 1009c800 0 960-1009 960-1009">
            <text:p/>
          </draw:path>
          <draw:path draw:style-name="gr2" draw:text-style-name="P1" draw:layer="layout" svg:width="2.978cm" svg:height="1.139cm" draw:transform="skewX (1.17547925121818) rotate (1.2936380415782) translate (7.20998475039936cm 10.2731494932307cm)" svg:viewBox="0 0 2979 1140" svg:d="M0 0c2321 0 2979 1140 2979 1140">
            <text:p/>
          </draw:path>
        </draw:g>
        <draw:g>
          <draw:path draw:style-name="gr2" draw:text-style-name="P1" draw:layer="layout" svg:width="0.959cm" svg:height="0.644cm" svg:x="7.246cm" svg:y="10.643cm" svg:viewBox="0 0 960 645" svg:d="M0 645c800 0 960-645 960-645">
            <text:p/>
          </draw:path>
          <draw:path draw:style-name="gr2" draw:text-style-name="P1" draw:layer="layout" svg:width="2.005cm" svg:height="1.082cm" draw:transform="skewX (0.968832267782052) rotate (1.15226637216666) translate (8.20998475039936cm 10.6394826401088cm)" svg:viewBox="0 0 2006 1083" svg:d="M0 0c1563 0 2006 1083 2006 1083">
            <text:p/>
          </draw:path>
          <draw:path draw:style-name="gr2" draw:text-style-name="P1" draw:layer="layout" svg:width="0.959cm" svg:height="0.644cm" svg:x="7.246cm" svg:y="10.643cm" svg:viewBox="0 0 960 645" svg:d="M0 645c800 0 960-645 960-645">
            <text:p/>
          </draw:path>
          <draw:path draw:style-name="gr2" draw:text-style-name="P1" draw:layer="layout" svg:width="0.959cm" svg:height="0.584cm" svg:x="9.374cm" svg:y="10.683cm" svg:viewBox="0 0 960 585" svg:d="M960 585c-800 0-960-585-960-585">
            <text:p/>
          </draw:path>
          <draw:path draw:style-name="gr2" draw:text-style-name="P1" draw:layer="layout" svg:width="2.005cm" svg:height="1.082cm" draw:transform="skewX (0.968832267782052) rotate (1.15226637216666) translate (8.20998475039936cm 10.6394826401088cm)" svg:viewBox="0 0 2006 1083" svg:d="M0 0c1563 0 2006 1083 2006 1083">
            <text:p/>
          </draw:path>
        </draw:g>
        <draw:g>
          <draw:path draw:style-name="gr4" draw:text-style-name="P1" draw:layer="layout" svg:width="0.959cm" svg:height="0.58cm" svg:x="8.246cm" svg:y="10.708cm" svg:viewBox="0 0 960 581" svg:d="M0 581c800 0 960-581 960-581">
            <text:p/>
          </draw:path>
          <draw:path draw:style-name="gr4" draw:text-style-name="P1" draw:layer="layout" svg:width="1.839cm" svg:height="1.062cm" draw:transform="skewX (0.908618408588248) rotate (1.11229833229599) translate (9.20998475039936cm 10.7047731100901cm)" svg:viewBox="0 0 1840 1063" svg:d="M0 0c1435 0 1840 1063 1840 1063">
            <text:p/>
          </draw:path>
          <draw:path draw:style-name="gr4" draw:text-style-name="P1" draw:layer="layout" svg:width="0.959cm" svg:height="0.58cm" svg:x="8.246cm" svg:y="10.708cm" svg:viewBox="0 0 960 581" svg:d="M0 581c800 0 960-581 960-581">
            <text:p/>
          </draw:path>
          <draw:path draw:style-name="gr4" draw:text-style-name="P1" draw:layer="layout" svg:width="0.959cm" svg:height="0.522cm" svg:x="10.374cm" svg:y="10.744cm" svg:viewBox="0 0 960 523" svg:d="M960 523c-800 0-960-523-960-523">
            <text:p/>
          </draw:path>
          <draw:path draw:style-name="gr4" draw:text-style-name="P1" draw:layer="layout" svg:width="1.839cm" svg:height="1.062cm" draw:transform="skewX (0.908618408588248) rotate (1.11229833229599) translate (9.20998475039936cm 10.7047731100901cm)" svg:viewBox="0 0 1840 1063" svg:d="M0 0c1435 0 1840 1063 1840 1063">
            <text:p/>
          </draw:path>
        </draw:g>
        <draw:g>
          <draw:path draw:style-name="gr4" draw:text-style-name="P1" draw:layer="layout" svg:width="0.959cm" svg:height="0.774cm" svg:x="9.346cm" svg:y="10.514cm" svg:viewBox="0 0 960 775" svg:d="M0 775c800 0 960-775 960-775">
            <text:p/>
          </draw:path>
          <draw:path draw:style-name="gr4" draw:text-style-name="P1" draw:layer="layout" svg:width="0.959cm" svg:height="0.703cm" svg:x="11.474cm" svg:y="10.562cm" svg:viewBox="0 0 960 704" svg:d="M960 704c-800 0-960-704-960-704">
            <text:p/>
          </draw:path>
          <draw:path draw:style-name="gr4" draw:text-style-name="P1" draw:layer="layout" svg:width="2.345cm" svg:height="1.11cm" draw:transform="skewX (1.06255644861415) rotate (1.21631995571485) translate (10.3099847503994cm 10.5103709746704cm)" svg:viewBox="0 0 2346 1111" svg:d="M0 0c1829 1 2346 1111 2346 1111">
            <text:p/>
          </draw:path>
          <draw:path draw:style-name="gr4" draw:text-style-name="P1" draw:layer="layout" svg:width="0.959cm" svg:height="0.774cm" svg:x="9.346cm" svg:y="10.514cm" svg:viewBox="0 0 960 775" svg:d="M0 775c800 0 960-775 960-775">
            <text:p/>
          </draw:path>
          <draw:path draw:style-name="gr4" draw:text-style-name="P1" draw:layer="layout" svg:width="2.345cm" svg:height="1.11cm" draw:transform="skewX (1.06255644861415) rotate (1.21631995571485) translate (10.3099847503994cm 10.5103709746704cm)" svg:viewBox="0 0 2346 1111" svg:d="M0 0c1829 1 2346 1111 2346 1111">
            <text:p/>
          </draw:path>
        </draw:g>
        <draw:path draw:style-name="gr5" draw:text-style-name="P1" draw:layer="layout" svg:width="1.327cm" svg:height="1.168cm" svg:x="5.291cm" svg:y="9.356cm" svg:viewBox="0 0 1328 1169" svg:d="M0 1169c769-269 909-359 1328-1169">
          <text:p/>
        </draw:path>
        <draw:path draw:style-name="gr5" draw:text-style-name="P1" draw:layer="layout" svg:width="1.538cm" svg:height="0.665cm" svg:x="8.3cm" svg:y="8.621cm" svg:viewBox="0 0 1539 666" svg:d="M0 0c385 390 641 1040 1539 390">
          <text:p/>
        </draw:path>
        <draw:path draw:style-name="gr6" draw:text-style-name="P1" draw:layer="layout" svg:width="2.136cm" svg:height="0.682cm" svg:x="9.842cm" svg:y="8.727cm" svg:viewBox="0 0 2137 683" svg:d="M0 283c935-666 1736 0 2137 400">
          <text:p/>
        </draw:path>
        <draw:path draw:style-name="gr6" draw:text-style-name="P1" draw:layer="layout" svg:width="1.201cm" svg:height="0.968cm" svg:x="11.968cm" svg:y="9.399cm" svg:viewBox="0 0 1202 969" svg:d="M0 0c401 485 1202 969 1202 969">
          <text:p/>
        </draw:path>
        <draw:g>
          <draw:line draw:style-name="gr7" draw:text-style-name="P1" draw:layer="layout" svg:x1="4.937cm" svg:y1="11.287cm" svg:x2="4.937cm" svg:y2="9.763cm">
            <text:p/>
          </draw:line>
          <draw:line draw:style-name="gr7" draw:text-style-name="P1" draw:layer="layout" svg:x1="4.937cm" svg:y1="11.287cm" svg:x2="13.7cm" svg:y2="11.287cm">
            <text:p/>
          </draw:line>
        </draw:g>
        <draw:line draw:style-name="gr8" draw:text-style-name="P1" draw:layer="layout" svg:x1="4.937cm" svg:y1="11.279cm" svg:x2="13.319cm" svg:y2="11.279cm">
          <text:p/>
        </draw:line>
        <draw:g>
          <draw:line draw:style-name="gr9" draw:text-style-name="P1" draw:layer="layout" svg:x1="5.197cm" svg:y1="11.287cm" svg:x2="5.197cm" svg:y2="11.668cm">
            <text:p/>
          </draw:line>
          <draw:line draw:style-name="gr9" draw:text-style-name="P1" draw:layer="layout" svg:x1="6.23cm" svg:y1="11.287cm" svg:x2="6.23cm" svg:y2="11.668cm">
            <text:p/>
          </draw:line>
          <draw:line draw:style-name="gr9" draw:text-style-name="P1" draw:layer="layout" svg:x1="7.263cm" svg:y1="11.287cm" svg:x2="7.263cm" svg:y2="11.668cm">
            <text:p/>
          </draw:line>
          <draw:line draw:style-name="gr9" draw:text-style-name="P1" draw:layer="layout" svg:x1="8.296cm" svg:y1="11.287cm" svg:x2="8.296cm" svg:y2="11.668cm">
            <text:p/>
          </draw:line>
          <draw:line draw:style-name="gr9" draw:text-style-name="P1" draw:layer="layout" svg:x1="9.329cm" svg:y1="11.26cm" svg:x2="9.329cm" svg:y2="11.641cm">
            <text:p/>
          </draw:line>
          <draw:line draw:style-name="gr9" draw:text-style-name="P1" draw:layer="layout" svg:x1="10.361cm" svg:y1="11.287cm" svg:x2="10.361cm" svg:y2="11.668cm">
            <text:p/>
          </draw:line>
          <draw:line draw:style-name="gr9" draw:text-style-name="P1" draw:layer="layout" svg:x1="11.394cm" svg:y1="11.287cm" svg:x2="11.394cm" svg:y2="11.668cm">
            <text:p/>
          </draw:line>
          <draw:line draw:style-name="gr9" draw:text-style-name="P1" draw:layer="layout" svg:x1="12.427cm" svg:y1="11.287cm" svg:x2="12.427cm" svg:y2="11.668cm">
            <text:p/>
          </draw:line>
        </draw:g>
        <draw:line draw:style-name="gr10" draw:text-style-name="P1" draw:layer="layout" svg:x1="8.3cm" svg:y1="11.287cm" svg:x2="8.3cm" svg:y2="8.366cm">
          <text:p/>
        </draw:line>
        <draw:path draw:style-name="gr5" draw:text-style-name="P1" draw:layer="layout" svg:width="0.592cm" svg:height="1.269cm" svg:x="6.618cm" svg:y="8.085cm" svg:viewBox="0 0 593 1270" svg:d="M0 1270c423-1016 423-1143 593-1270">
          <text:p/>
        </draw:path>
        <draw:line draw:style-name="gr10" draw:text-style-name="P1" draw:layer="layout" svg:x1="7.245cm" svg:y1="11.287cm" svg:x2="7.223cm" svg:y2="7.858cm">
          <text:p/>
        </draw:line>
        <draw:g>
          <draw:line draw:style-name="gr11" draw:text-style-name="P1" draw:layer="layout" svg:x1="2.736cm" svg:y1="16.079cm" svg:x2="7.071cm" svg:y2="16.047cm">
            <text:p/>
          </draw:line>
          <draw:line draw:style-name="gr11" draw:text-style-name="P1" draw:layer="layout" svg:x1="2.736cm" svg:y1="16.079cm" svg:x2="2.769cm" svg:y2="20.331cm">
            <text:p/>
          </draw:line>
        </draw:g>
        <draw:g>
          <draw:line draw:style-name="gr12" draw:text-style-name="P1" draw:layer="layout" svg:x1="2.741cm" svg:y1="16.273cm" svg:x2="5.535cm" svg:y2="16.273cm">
            <text:p/>
          </draw:line>
          <draw:g>
            <draw:g>
              <draw:custom-shape draw:style-name="gr13" draw:text-style-name="P2" draw:layer="layout" svg:width="0.454cm" svg:height="0.846cm" draw:transform="rotate (0.443662695856959) translate (2.542cm 16.16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4" draw:text-style-name="P2" draw:layer="layout" svg:width="0.454cm" svg:height="0.339cm" draw:transform="rotate (0.443662695856959) translate (2.905cm 16.931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line draw:style-name="gr15" draw:text-style-name="P1" draw:layer="layout" svg:x1="2.735cm" svg:y1="16.077cm" svg:x2="4.378cm" svg:y2="15.294cm">
                <text:p/>
              </draw:line>
              <draw:line draw:style-name="gr15" draw:text-style-name="P1" draw:layer="layout" svg:x1="2.735cm" svg:y1="16.077cm" svg:x2="3.608cm" svg:y2="17.91cm">
                <text:p/>
              </draw:line>
            </draw:g>
          </draw:g>
          <draw:g>
            <draw:g>
              <draw:custom-shape draw:style-name="gr13" draw:text-style-name="P2" draw:layer="layout" svg:width="0.454cm" svg:height="0.846cm" draw:transform="rotate (-0.515744793964324) translate (5.367cm 15.91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4" draw:text-style-name="P2" draw:layer="layout" svg:width="0.454cm" svg:height="0.339cm" draw:transform="rotate (-0.515744793964324) translate (4.949cm 16.646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line draw:style-name="gr15" draw:text-style-name="P1" draw:layer="layout" svg:x1="5.55cm" svg:y1="16.016cm" svg:x2="7.134cm" svg:y2="16.912cm">
                <text:p/>
              </draw:line>
              <draw:line draw:style-name="gr15" draw:text-style-name="P1" draw:layer="layout" svg:x1="5.55cm" svg:y1="16.016cm" svg:x2="4.55cm" svg:y2="17.783cm">
                <text:p/>
              </draw:line>
            </draw:g>
          </draw:g>
        </draw:g>
        <draw:measure draw:style-name="gr16" draw:text-style-name="P3" draw:layer="measurelines" svg:x1="9.33cm" svg:y1="11.387cm" svg:x2="12.404cm" svg:y2="11.387cm">
          <text:p text:style-name="P3"><text:span text:style-name="T1">s=3</text:span></text:p>
        </draw:measure>
        <draw:frame draw:style-name="gr17" draw:text-style-name="P4" draw:layer="layout" svg:width="1.917cm" svg:height="0.925cm" svg:x="4.798cm" svg:y="11.541cm">
          <draw:text-box>
            <text:p><text:span text:style-name="T2">a</text:span><text:span text:style-name="T3">1</text:span></text:p>
          </draw:text-box>
        </draw:frame>
        <draw:frame draw:style-name="gr18" draw:text-style-name="P5" draw:layer="layout" svg:width="1.917cm" svg:height="1.02cm" svg:x="2.477cm" svg:y="14.813cm">
          <draw:text-box>
            <text:p><text:span text:style-name="T4">C</text:span><text:span text:style-name="T5">1</text:span></text:p>
          </draw:text-box>
        </draw:frame>
        <draw:frame draw:style-name="gr18" draw:text-style-name="P6" draw:layer="layout" svg:width="1.917cm" svg:height="1.02cm" svg:x="5.344cm" svg:y="15.101cm">
          <draw:text-box>
            <text:p><text:span text:style-name="T4">C</text:span><text:span text:style-name="T5">2</text:span></text:p>
          </draw:text-box>
        </draw:frame>
        <draw:frame draw:style-name="gr17" draw:text-style-name="P6" draw:layer="layout" svg:width="1.917cm" svg:height="0.925cm" svg:x="2.054cm" svg:y="17.263cm">
          <draw:text-box>
            <text:p><text:span text:style-name="T6">S</text:span><text:span text:style-name="T7"> </text:span></text:p>
          </draw:text-box>
        </draw:frame>
        <draw:frame draw:style-name="gr19" draw:text-style-name="P7" draw:layer="layout" svg:width="0.752cm" svg:height="0.806cm" svg:x="2.83cm" svg:y="19.485cm">
          <draw:text-box>
            <text:p><text:span text:style-name="T8">z</text:span></text:p>
          </draw:text-box>
        </draw:frame>
        <draw:frame draw:style-name="gr20" draw:text-style-name="P8" draw:layer="layout" svg:width="0.752cm" svg:height="0.806cm" svg:x="6.753cm" svg:y="15.24cm">
          <draw:text-box>
            <text:p><text:span text:style-name="T8">x</text:span></text:p>
          </draw:text-box>
        </draw:frame>
        <draw:frame draw:style-name="gr20" draw:text-style-name="P9" draw:layer="layout" svg:width="0.752cm" svg:height="0.806cm" svg:x="3.393cm" svg:y="17.634cm">
          <draw:text-box>
            <text:p><text:span text:style-name="T9">z</text:span></text:p>
          </draw:text-box>
        </draw:frame>
        <draw:frame draw:style-name="gr20" draw:text-style-name="P9" draw:layer="layout" svg:width="0.752cm" svg:height="0.806cm" svg:x="4.167cm" svg:y="14.832cm">
          <draw:text-box>
            <text:p><text:span text:style-name="T9">x</text:span></text:p>
          </draw:text-box>
        </draw:frame>
        <draw:frame draw:style-name="gr20" draw:text-style-name="P9" draw:layer="layout" svg:width="0.752cm" svg:height="0.806cm" svg:x="4.604cm" svg:y="17.453cm">
          <draw:text-box>
            <text:p><text:span text:style-name="T9">z</text:span></text:p>
          </draw:text-box>
        </draw:frame>
        <draw:frame draw:style-name="gr20" draw:text-style-name="P9" draw:layer="layout" svg:width="0.752cm" svg:height="0.806cm" svg:x="6.892cm" svg:y="16.639cm">
          <draw:text-box>
            <text:p><text:span text:style-name="T9">x</text:span></text:p>
          </draw:text-box>
        </draw:frame>
        <draw:frame draw:style-name="gr21" draw:text-style-name="P10" draw:layer="layout" svg:width="4.859cm" svg:height="0.806cm" svg:x="13.065cm" svg:y="11.287cm">
          <draw:text-box>
            <text:p><text:span text:style-name="T10">x</text:span></text:p>
          </draw:text-box>
        </draw:frame>
        <draw:frame draw:style-name="gr22" draw:text-style-name="P10" draw:layer="layout" svg:width="4.859cm" svg:height="0.806cm" svg:x="4.937cm" svg:y="9.338cm">
          <draw:text-box>
            <text:p><text:span text:style-name="T10">z</text:span></text:p>
          </draw:text-box>
        </draw:frame>
        <draw:g>
          <draw:line draw:style-name="gr23" draw:text-style-name="P1" draw:layer="layout" svg:x1="11.271cm" svg:y1="18.713cm" svg:x2="12.303cm" svg:y2="15.732cm">
            <text:p/>
          </draw:line>
          <draw:line draw:style-name="gr23" draw:text-style-name="P1" draw:layer="layout" svg:x1="11.805cm" svg:y1="18.186cm" svg:x2="12.303cm" svg:y2="15.859cm">
            <text:p/>
          </draw:line>
          <draw:line draw:style-name="gr23" draw:text-style-name="P1" draw:layer="layout" svg:x1="12.339cm" svg:y1="18.486cm" svg:x2="12.303cm" svg:y2="15.732cm">
            <text:p/>
          </draw:line>
          <draw:line draw:style-name="gr23" draw:text-style-name="P1" draw:layer="layout" svg:x1="12.83cm" svg:y1="19.088cm" svg:x2="12.303cm" svg:y2="15.732cm">
            <text:p/>
          </draw:line>
        </draw:g>
        <draw:g>
          <draw:line draw:style-name="gr23" draw:text-style-name="P1" draw:layer="layout" svg:x1="11.537cm" svg:y1="18.292cm" svg:x2="13.319cm" svg:y2="16.24cm">
            <text:p/>
          </draw:line>
          <draw:line draw:style-name="gr23" draw:text-style-name="P1" draw:layer="layout" svg:x1="11.805cm" svg:y1="18.192cm" svg:x2="13.319cm" svg:y2="16.24cm">
            <text:p/>
          </draw:line>
          <draw:line draw:style-name="gr23" draw:text-style-name="P1" draw:layer="layout" svg:x1="12.339cm" svg:y1="18.492cm" svg:x2="13.319cm" svg:y2="16.24cm">
            <text:p/>
          </draw:line>
          <draw:line draw:style-name="gr23" draw:text-style-name="P1" draw:layer="layout" svg:x1="12.83cm" svg:y1="19.094cm" svg:x2="13.319cm" svg:y2="16.24cm">
            <text:p/>
          </draw:line>
        </draw:g>
        <draw:g>
          <draw:line draw:style-name="gr24" draw:text-style-name="P1" draw:layer="layout" svg:x1="9.445cm" svg:y1="20.106cm" svg:x2="9.445cm" svg:y2="18.582cm">
            <text:p/>
          </draw:line>
          <draw:line draw:style-name="gr24" draw:text-style-name="P1" draw:layer="layout" svg:x1="9.445cm" svg:y1="20.106cm" svg:x2="10.95cm" svg:y2="20.106cm">
            <text:p/>
          </draw:line>
        </draw:g>
        <draw:line draw:style-name="gr8" draw:text-style-name="P1" draw:layer="layout" svg:x1="10.969cm" svg:y1="20.106cm" svg:x2="14.906cm" svg:y2="20.103cm">
          <text:p/>
        </draw:line>
        <draw:g>
          <draw:line draw:style-name="gr25" draw:text-style-name="P1" draw:layer="layout" svg:x1="13.624cm" svg:y1="20.107cm" svg:x2="13.624cm" svg:y2="20.688cm">
            <text:p/>
          </draw:line>
          <draw:line draw:style-name="gr25" draw:text-style-name="P1" draw:layer="layout" svg:x1="13.884cm" svg:y1="20.107cm" svg:x2="13.884cm" svg:y2="20.688cm">
            <text:p/>
          </draw:line>
          <draw:line draw:style-name="gr25" draw:text-style-name="P1" draw:layer="layout" svg:x1="14.143cm" svg:y1="20.107cm" svg:x2="14.143cm" svg:y2="20.688cm">
            <text:p/>
          </draw:line>
          <draw:line draw:style-name="gr25" draw:text-style-name="P1" draw:layer="layout" svg:x1="14.403cm" svg:y1="20.107cm" svg:x2="14.403cm" svg:y2="20.688cm">
            <text:p/>
          </draw:line>
          <draw:line draw:style-name="gr25" draw:text-style-name="P1" draw:layer="layout" svg:x1="11.288cm" svg:y1="20.107cm" svg:x2="11.288cm" svg:y2="20.688cm">
            <text:p/>
          </draw:line>
          <draw:line draw:style-name="gr25" draw:text-style-name="P1" draw:layer="layout" svg:x1="11.548cm" svg:y1="20.107cm" svg:x2="11.548cm" svg:y2="20.688cm">
            <text:p/>
          </draw:line>
          <draw:line draw:style-name="gr25" draw:text-style-name="P1" draw:layer="layout" svg:x1="11.807cm" svg:y1="20.107cm" svg:x2="11.807cm" svg:y2="20.688cm">
            <text:p/>
          </draw:line>
          <draw:line draw:style-name="gr25" draw:text-style-name="P1" draw:layer="layout" svg:x1="12.067cm" svg:y1="20.107cm" svg:x2="12.067cm" svg:y2="20.688cm">
            <text:p/>
          </draw:line>
          <draw:line draw:style-name="gr25" draw:text-style-name="P1" draw:layer="layout" svg:x1="12.326cm" svg:y1="20.107cm" svg:x2="12.326cm" svg:y2="20.688cm">
            <text:p/>
          </draw:line>
          <draw:line draw:style-name="gr25" draw:text-style-name="P1" draw:layer="layout" svg:x1="12.585cm" svg:y1="20.107cm" svg:x2="12.585cm" svg:y2="20.688cm">
            <text:p/>
          </draw:line>
          <draw:line draw:style-name="gr25" draw:text-style-name="P1" draw:layer="layout" svg:x1="12.844cm" svg:y1="20.107cm" svg:x2="12.844cm" svg:y2="20.688cm">
            <text:p/>
          </draw:line>
          <draw:line draw:style-name="gr25" draw:text-style-name="P1" draw:layer="layout" svg:x1="13.104cm" svg:y1="20.107cm" svg:x2="13.104cm" svg:y2="20.688cm">
            <text:p/>
          </draw:line>
          <draw:line draw:style-name="gr25" draw:text-style-name="P1" draw:layer="layout" svg:x1="13.364cm" svg:y1="20.107cm" svg:x2="13.364cm" svg:y2="20.688cm">
            <text:p/>
          </draw:line>
        </draw:g>
        <draw:g>
          <draw:line draw:style-name="gr26" draw:text-style-name="P1" draw:layer="layout" svg:x1="11.565cm" svg:y1="20.107cm" svg:x2="11.565cm" svg:y2="20.488cm">
            <text:p/>
          </draw:line>
          <draw:line draw:style-name="gr26" draw:text-style-name="P1" draw:layer="layout" svg:x1="12.598cm" svg:y1="20.107cm" svg:x2="12.598cm" svg:y2="20.488cm">
            <text:p/>
          </draw:line>
          <draw:line draw:style-name="gr26" draw:text-style-name="P1" draw:layer="layout" svg:x1="13.631cm" svg:y1="20.08cm" svg:x2="13.631cm" svg:y2="20.461cm">
            <text:p/>
          </draw:line>
          <draw:line draw:style-name="gr26" draw:text-style-name="P1" draw:layer="layout" svg:x1="14.663cm" svg:y1="20.107cm" svg:x2="14.663cm" svg:y2="20.488cm">
            <text:p/>
          </draw:line>
        </draw:g>
        <draw:g>
          <draw:path draw:style-name="gr27" draw:text-style-name="P1" draw:layer="layout" svg:width="0.629cm" svg:height="0.094cm" svg:x="11.508cm" svg:y="18.205cm" svg:viewBox="0 0 630 95" svg:d="M0 95c210-127 420-127 630 0">
            <text:p/>
          </draw:path>
          <draw:path draw:style-name="gr27" draw:text-style-name="P1" draw:layer="layout" svg:width="0.458cm" svg:height="0.534cm" svg:x="12.143cm" svg:y="18.305cm" svg:viewBox="0 0 459 535" svg:d="M0 0c184 107 459 535 459 535">
            <text:p/>
          </draw:path>
          <draw:path draw:style-name="gr28" draw:text-style-name="P1" draw:layer="layout" svg:width="1.538cm" svg:height="0.665cm" svg:x="12.602cm" svg:y="18.841cm" svg:viewBox="0 0 1539 666" svg:d="M0 0c385 390 641 1040 1539 390">
            <text:p/>
          </draw:path>
          <draw:path draw:style-name="gr28" draw:text-style-name="P1" draw:layer="layout" svg:width="0.592cm" svg:height="1.269cm" svg:x="10.92cm" svg:y="18.305cm" svg:viewBox="0 0 593 1270" svg:d="M0 1270c423-1016 423-1143 593-1270">
            <text:p/>
          </draw:path>
        </draw:g>
        <draw:g>
          <draw:line draw:style-name="gr29" draw:text-style-name="P11" draw:layer="layout" svg:x1="11.392cm" svg:y1="15.754cm" svg:x2="13.084cm" svg:y2="15.754cm">
            <text:p/>
          </draw:line>
          <draw:g>
            <draw:g>
              <draw:custom-shape draw:style-name="gr30" draw:text-style-name="P12" draw:layer="layout" svg:width="0.275cm" svg:height="0.513cm" draw:transform="rotate (0.443662695856959) translate (11.271cm 15.68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2" draw:layer="layout" svg:width="0.275cm" svg:height="0.205cm" draw:transform="rotate (0.443662695856959) translate (11.491cm 16.153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draw:g>
          <draw:g>
            <draw:g>
              <draw:custom-shape draw:style-name="gr30" draw:text-style-name="P12" draw:layer="layout" svg:width="0.275cm" svg:height="0.513cm" draw:transform="skewX (-0.00191986217719369) rotate (-0.515744793964324) translate (12.982cm 15.53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2" draw:layer="layout" svg:width="0.275cm" svg:height="0.206cm" draw:transform="skewX (-0.00488692190558416) rotate (-0.515744793964324) translate (12.729cm 15.98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draw:g>
        </draw:g>
        <draw:g>
          <draw:line draw:style-name="gr32" draw:text-style-name="P13" draw:layer="layout" svg:x1="12.229cm" svg:y1="15.32cm" svg:x2="13.783cm" svg:y2="15.99cm">
            <text:p/>
          </draw:line>
          <draw:g>
            <draw:g>
              <draw:custom-shape draw:style-name="gr33" draw:text-style-name="P14" draw:layer="layout" svg:width="0.275cm" svg:height="0.513cm" draw:transform="rotate (0.0368264472170803) translate (12.145cm 15.21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4" draw:text-style-name="P14" draw:layer="layout" svg:width="0.275cm" svg:height="0.205cm" draw:transform="rotate (0.0368264472170803) translate (12.163cm 15.726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draw:g>
          <draw:g>
            <draw:g>
              <draw:custom-shape draw:style-name="gr33" draw:text-style-name="P14" draw:layer="layout" svg:width="0.275cm" svg:height="0.513cm" draw:transform="skewX (-0.0019198621771938) rotate (-0.922581042604203) translate (13.777cm 15.74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4" draw:text-style-name="P14" draw:layer="layout" svg:width="0.275cm" svg:height="0.206cm" draw:transform="skewX (-0.0048869219055841) rotate (-0.922581042604203) translate (13.368cm 16.057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draw:g>
        </draw:g>
        <draw:frame draw:style-name="gr35" draw:text-style-name="P9" draw:layer="layout" svg:width="1.998cm" svg:height="0.924cm" svg:x="11.031cm" svg:y="20.549cm">
          <draw:text-box>
            <text:p><text:span text:style-name="T11">x</text:span><text:span text:style-name="T12">j <text:s/></text:span><text:span text:style-name="T13">... </text:span><text:span text:style-name="T11">x</text:span><text:span text:style-name="T12">N </text:span><text:span text:style-name="T14"><text:s text:c="2"/></text:span></text:p>
          </draw:text-box>
        </draw:frame>
        <draw:frame draw:style-name="gr17" draw:text-style-name="P15" draw:layer="layout" svg:width="1.917cm" svg:height="0.925cm" svg:x="13.063cm" svg:y="20.548cm">
          <draw:text-box>
            <text:p><text:span text:style-name="T15">a</text:span><text:span text:style-name="T16">i <text:s/></text:span><text:span text:style-name="T15">... a</text:span><text:span text:style-name="T16">M </text:span><text:span text:style-name="T17"><text:s/></text:span></text:p>
          </draw:text-box>
        </draw:frame>
        <draw:frame draw:style-name="gr18" draw:text-style-name="P16" draw:layer="layout" svg:width="1.917cm" svg:height="1.02cm" svg:x="10.005cm" svg:y="17.256cm">
          <draw:text-box>
            <text:p><text:span text:style-name="T18">Î</text:span><text:span text:style-name="T19">j</text:span></text:p>
          </draw:text-box>
        </draw:frame>
        <draw:frame draw:style-name="gr18" draw:text-style-name="P5" draw:layer="layout" svg:width="1.917cm" svg:height="1.02cm" svg:x="13.942cm" svg:y="16.998cm">
          <draw:text-box>
            <text:p><text:span text:style-name="T4">I</text:span><text:span text:style-name="T5">2, j</text:span></text:p>
          </draw:text-box>
        </draw:frame>
        <draw:path draw:style-name="gr36" draw:text-style-name="P1" draw:layer="layout" svg:width="0.577cm" svg:height="0.581cm" draw:transform="skewX (-0.44017203735297) rotate (-0.283790536374278) translate (10.7145533007834cm 17.5657134620438cm)" svg:viewBox="0 0 578 582" svg:d="M0 0c576 0 578 582 578 582">
          <text:p/>
        </draw:path>
        <draw:path draw:style-name="gr37" draw:text-style-name="P1" draw:layer="layout" svg:width="0.508cm" svg:height="0.775cm" draw:transform="skewX (0.0111701072127638) rotate (1.88216306535069) translate (13.3391150491551cm 17.6130373669178cm)" svg:viewBox="0 0 509 776" svg:d="M509 0c-509 0-509 776-509 776">
          <text:p/>
        </draw:path>
        <draw:frame draw:style-name="gr20" draw:text-style-name="P17" draw:layer="layout" svg:width="0.752cm" svg:height="0.806cm" svg:x="9.944cm" svg:y="19.273cm">
          <draw:text-box>
            <text:p><text:span text:style-name="T20">x</text:span></text:p>
          </draw:text-box>
        </draw:frame>
        <draw:frame draw:style-name="gr20" draw:text-style-name="P17" draw:layer="layout" svg:width="0.752cm" svg:height="0.806cm" svg:x="9.382cm" svg:y="18.328cm">
          <draw:text-box>
            <text:p><text:span text:style-name="T20">z</text:span></text:p>
          </draw:text-box>
        </draw:frame>
        <draw:g>
          <draw:line draw:style-name="gr23" draw:text-style-name="P1" draw:layer="layout" svg:x1="5.556cm" svg:y1="25.291cm" svg:x2="5.904cm" svg:y2="22.672cm">
            <text:p/>
          </draw:line>
          <draw:line draw:style-name="gr23" draw:text-style-name="P1" draw:layer="layout" svg:x1="6.09cm" svg:y1="24.764cm" svg:x2="5.904cm" svg:y2="22.672cm">
            <text:p/>
          </draw:line>
          <draw:line draw:style-name="gr23" draw:text-style-name="P1" draw:layer="layout" svg:x1="6.624cm" svg:y1="25.064cm" svg:x2="5.904cm" svg:y2="22.672cm">
            <text:p/>
          </draw:line>
          <draw:line draw:style-name="gr23" draw:text-style-name="P1" draw:layer="layout" svg:x1="7.115cm" svg:y1="25.666cm" svg:x2="5.875cm" svg:y2="22.624cm">
            <text:p/>
          </draw:line>
        </draw:g>
        <draw:g>
          <draw:line draw:style-name="gr23" draw:text-style-name="P1" draw:layer="layout" svg:x1="5.822cm" svg:y1="24.87cm" svg:x2="7.115cm" svg:y2="22.624cm">
            <text:p/>
          </draw:line>
          <draw:line draw:style-name="gr23" draw:text-style-name="P1" draw:layer="layout" svg:x1="6.09cm" svg:y1="24.77cm" svg:x2="7.115cm" svg:y2="22.624cm">
            <text:p/>
          </draw:line>
          <draw:line draw:style-name="gr23" draw:text-style-name="P1" draw:layer="layout" svg:x1="6.624cm" svg:y1="25.07cm" svg:x2="7.115cm" svg:y2="22.624cm">
            <text:p/>
          </draw:line>
          <draw:line draw:style-name="gr23" draw:text-style-name="P1" draw:layer="layout" svg:x1="7.115cm" svg:y1="25.672cm" svg:x2="7.115cm" svg:y2="22.624cm">
            <text:p/>
          </draw:line>
        </draw:g>
        <draw:g>
          <draw:line draw:style-name="gr24" draw:text-style-name="P1" draw:layer="layout" svg:x1="3.73cm" svg:y1="26.684cm" svg:x2="3.73cm" svg:y2="25.16cm">
            <text:p/>
          </draw:line>
          <draw:line draw:style-name="gr24" draw:text-style-name="P1" draw:layer="layout" svg:x1="3.73cm" svg:y1="26.684cm" svg:x2="5.235cm" svg:y2="26.684cm">
            <text:p/>
          </draw:line>
        </draw:g>
        <draw:line draw:style-name="gr8" draw:text-style-name="P1" draw:layer="layout" svg:x1="5.254cm" svg:y1="26.684cm" svg:x2="9.191cm" svg:y2="26.681cm">
          <text:p/>
        </draw:line>
        <draw:g>
          <draw:line draw:style-name="gr25" draw:text-style-name="P1" draw:layer="layout" svg:x1="7.909cm" svg:y1="26.685cm" svg:x2="7.909cm" svg:y2="27.266cm">
            <text:p/>
          </draw:line>
          <draw:line draw:style-name="gr25" draw:text-style-name="P1" draw:layer="layout" svg:x1="8.169cm" svg:y1="26.685cm" svg:x2="8.169cm" svg:y2="27.266cm">
            <text:p/>
          </draw:line>
          <draw:line draw:style-name="gr25" draw:text-style-name="P1" draw:layer="layout" svg:x1="8.428cm" svg:y1="26.685cm" svg:x2="8.428cm" svg:y2="27.266cm">
            <text:p/>
          </draw:line>
          <draw:line draw:style-name="gr25" draw:text-style-name="P1" draw:layer="layout" svg:x1="8.688cm" svg:y1="26.685cm" svg:x2="8.688cm" svg:y2="27.266cm">
            <text:p/>
          </draw:line>
          <draw:line draw:style-name="gr25" draw:text-style-name="P1" draw:layer="layout" svg:x1="5.573cm" svg:y1="26.685cm" svg:x2="5.573cm" svg:y2="27.266cm">
            <text:p/>
          </draw:line>
          <draw:line draw:style-name="gr25" draw:text-style-name="P1" draw:layer="layout" svg:x1="5.833cm" svg:y1="26.685cm" svg:x2="5.833cm" svg:y2="27.266cm">
            <text:p/>
          </draw:line>
          <draw:line draw:style-name="gr25" draw:text-style-name="P1" draw:layer="layout" svg:x1="6.092cm" svg:y1="26.685cm" svg:x2="6.092cm" svg:y2="27.266cm">
            <text:p/>
          </draw:line>
          <draw:line draw:style-name="gr25" draw:text-style-name="P1" draw:layer="layout" svg:x1="6.352cm" svg:y1="26.685cm" svg:x2="6.352cm" svg:y2="27.266cm">
            <text:p/>
          </draw:line>
          <draw:line draw:style-name="gr25" draw:text-style-name="P1" draw:layer="layout" svg:x1="6.611cm" svg:y1="26.685cm" svg:x2="6.611cm" svg:y2="27.266cm">
            <text:p/>
          </draw:line>
          <draw:line draw:style-name="gr25" draw:text-style-name="P1" draw:layer="layout" svg:x1="6.87cm" svg:y1="26.685cm" svg:x2="6.87cm" svg:y2="27.266cm">
            <text:p/>
          </draw:line>
          <draw:line draw:style-name="gr25" draw:text-style-name="P1" draw:layer="layout" svg:x1="7.129cm" svg:y1="26.685cm" svg:x2="7.129cm" svg:y2="27.266cm">
            <text:p/>
          </draw:line>
          <draw:line draw:style-name="gr25" draw:text-style-name="P1" draw:layer="layout" svg:x1="7.389cm" svg:y1="26.685cm" svg:x2="7.389cm" svg:y2="27.266cm">
            <text:p/>
          </draw:line>
          <draw:line draw:style-name="gr25" draw:text-style-name="P1" draw:layer="layout" svg:x1="7.649cm" svg:y1="26.685cm" svg:x2="7.649cm" svg:y2="27.266cm">
            <text:p/>
          </draw:line>
        </draw:g>
        <draw:g>
          <draw:line draw:style-name="gr9" draw:text-style-name="P1" draw:layer="layout" svg:x1="5.85cm" svg:y1="26.685cm" svg:x2="5.85cm" svg:y2="27.066cm">
            <text:p/>
          </draw:line>
          <draw:line draw:style-name="gr9" draw:text-style-name="P1" draw:layer="layout" svg:x1="6.883cm" svg:y1="26.685cm" svg:x2="6.883cm" svg:y2="27.066cm">
            <text:p/>
          </draw:line>
          <draw:line draw:style-name="gr9" draw:text-style-name="P1" draw:layer="layout" svg:x1="7.916cm" svg:y1="26.658cm" svg:x2="7.916cm" svg:y2="27.039cm">
            <text:p/>
          </draw:line>
          <draw:line draw:style-name="gr9" draw:text-style-name="P1" draw:layer="layout" svg:x1="8.948cm" svg:y1="26.685cm" svg:x2="8.948cm" svg:y2="27.066cm">
            <text:p/>
          </draw:line>
        </draw:g>
        <draw:g>
          <draw:path draw:style-name="gr38" draw:text-style-name="P1" draw:layer="layout" svg:width="0.629cm" svg:height="0.094cm" svg:x="5.793cm" svg:y="24.783cm" svg:viewBox="0 0 630 95" svg:d="M0 95c210-127 420-127 630 0">
            <text:p/>
          </draw:path>
          <draw:path draw:style-name="gr38" draw:text-style-name="P1" draw:layer="layout" svg:width="0.458cm" svg:height="0.534cm" svg:x="6.428cm" svg:y="24.883cm" svg:viewBox="0 0 459 535" svg:d="M0 0c184 107 459 535 459 535">
            <text:p/>
          </draw:path>
          <draw:path draw:style-name="gr39" draw:text-style-name="P1" draw:layer="layout" svg:width="1.538cm" svg:height="0.665cm" svg:x="6.887cm" svg:y="25.419cm" svg:viewBox="0 0 1539 666" svg:d="M0 0c385 390 641 1040 1539 390">
            <text:p/>
          </draw:path>
          <draw:path draw:style-name="gr39" draw:text-style-name="P1" draw:layer="layout" svg:width="0.592cm" svg:height="1.269cm" svg:x="5.205cm" svg:y="24.883cm" svg:viewBox="0 0 593 1270" svg:d="M0 1270c423-1016 423-1143 593-1270">
            <text:p/>
          </draw:path>
        </draw:g>
        <draw:g>
          <draw:line draw:style-name="gr40" draw:text-style-name="P18" draw:layer="layout" svg:x1="5.677cm" svg:y1="22.332cm" svg:x2="7.369cm" svg:y2="22.332cm">
            <text:p/>
          </draw:line>
          <draw:g>
            <draw:g>
              <draw:custom-shape draw:style-name="gr41" draw:text-style-name="P19" draw:layer="layout" svg:width="0.275cm" svg:height="0.513cm" draw:transform="rotate (0.443662695856959) translate (5.556cm 22.26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2" draw:text-style-name="P19" draw:layer="layout" svg:width="0.275cm" svg:height="0.205cm" draw:transform="rotate (0.443662695856959) translate (5.776cm 22.731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draw:g>
          <draw:g>
            <draw:g>
              <draw:custom-shape draw:style-name="gr41" draw:text-style-name="P19" draw:layer="layout" svg:width="0.275cm" svg:height="0.513cm" draw:transform="skewX (-0.00191986217719369) rotate (-0.515744793964324) translate (7.267cm 22.11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2" draw:text-style-name="P19" draw:layer="layout" svg:width="0.275cm" svg:height="0.206cm" draw:transform="skewX (-0.00488692190558416) rotate (-0.515744793964324) translate (7.014cm 22.558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draw:g>
        </draw:g>
        <draw:frame draw:style-name="gr35" draw:text-style-name="P9" draw:layer="layout" svg:width="1.998cm" svg:height="0.924cm" svg:x="5.316cm" svg:y="27.127cm">
          <draw:text-box>
            <text:p><text:span text:style-name="T11">x</text:span><text:span text:style-name="T12">j <text:s/></text:span><text:span text:style-name="T13">... </text:span><text:span text:style-name="T11">x</text:span><text:span text:style-name="T12">N </text:span><text:span text:style-name="T14"><text:s text:c="2"/></text:span></text:p>
          </draw:text-box>
        </draw:frame>
        <draw:frame draw:style-name="gr43" draw:text-style-name="P6" draw:layer="layout" svg:width="1.917cm" svg:height="1.501cm" svg:x="7.348cm" svg:y="27.126cm">
          <draw:text-box>
            <text:p><text:span text:style-name="T7">a</text:span><text:span text:style-name="T21">i <text:s/></text:span><text:span text:style-name="T7">... a</text:span><text:span text:style-name="T21">M </text:span><text:span text:style-name="T22"><text:s/></text:span></text:p>
          </draw:text-box>
        </draw:frame>
        <draw:frame draw:style-name="gr18" draw:text-style-name="P5" draw:layer="layout" svg:width="1.917cm" svg:height="1.02cm" svg:x="7.957cm" svg:y="23.132cm">
          <draw:text-box>
            <text:p><text:span text:style-name="T4">I</text:span><text:span text:style-name="T5">2, j</text:span></text:p>
          </draw:text-box>
        </draw:frame>
        <draw:path draw:style-name="gr37" draw:text-style-name="P1" draw:layer="layout" svg:width="0.508cm" svg:height="0.775cm" draw:transform="skewX (0.0111701072127638) rotate (1.88216306535069) translate (7.35411504915514cm 23.9150373669178cm)" svg:viewBox="0 0 509 776" svg:d="M509 0c-509 0-509 776-509 776">
          <text:p/>
        </draw:path>
        <draw:frame draw:style-name="gr20" draw:text-style-name="P17" draw:layer="layout" svg:width="0.752cm" svg:height="0.806cm" svg:x="4.229cm" svg:y="25.851cm">
          <draw:text-box>
            <text:p><text:span text:style-name="T20">x</text:span></text:p>
          </draw:text-box>
        </draw:frame>
        <draw:frame draw:style-name="gr20" draw:text-style-name="P17" draw:layer="layout" svg:width="0.752cm" svg:height="0.806cm" svg:x="3.667cm" svg:y="24.906cm">
          <draw:text-box>
            <text:p><text:span text:style-name="T20">z</text:span></text:p>
          </draw:text-box>
        </draw:frame>
        <draw:g>
          <draw:path draw:style-name="gr44" draw:text-style-name="P1" draw:layer="layout" svg:width="0.629cm" svg:height="0.059cm" svg:x="5.793cm" svg:y="25.387cm" svg:viewBox="0 0 630 60" svg:d="M0 60c210-80 420-80 630 0">
            <text:p/>
          </draw:path>
          <draw:path draw:style-name="gr44" draw:text-style-name="P1" draw:layer="layout" svg:width="0.458cm" svg:height="0.337cm" svg:x="6.428cm" svg:y="25.45cm" svg:viewBox="0 0 459 338" svg:d="M0 0c184 68 459 338 459 338">
            <text:p/>
          </draw:path>
          <draw:path draw:style-name="gr45" draw:text-style-name="P1" draw:layer="layout" svg:width="1.538cm" svg:height="0.42cm" svg:x="6.887cm" svg:y="25.789cm" svg:viewBox="0 0 1539 421" svg:d="M0 0c385 246 641 657 1539 246">
            <text:p/>
          </draw:path>
          <draw:path draw:style-name="gr45" draw:text-style-name="P1" draw:layer="layout" svg:width="0.592cm" svg:height="0.802cm" svg:x="5.205cm" svg:y="25.45cm" svg:viewBox="0 0 593 803" svg:d="M0 803c423-642 423-723 593-803">
            <text:p/>
          </draw:path>
        </draw:g>
        <draw:g>
          <draw:path draw:style-name="gr46" draw:text-style-name="P1" draw:layer="layout" svg:width="0.629cm" svg:height="0.084cm" svg:x="5.793cm" svg:y="25.033cm" svg:viewBox="0 0 630 85" svg:d="M0 85c210-113 420-113 630 0">
            <text:p/>
          </draw:path>
          <draw:path draw:style-name="gr46" draw:text-style-name="P1" draw:layer="layout" svg:width="0.458cm" svg:height="0.475cm" svg:x="6.428cm" svg:y="25.122cm" svg:viewBox="0 0 459 476" svg:d="M0 0c184 95 459 476 459 476">
            <text:p/>
          </draw:path>
          <draw:path draw:style-name="gr47" draw:text-style-name="P1" draw:layer="layout" svg:width="1.538cm" svg:height="0.592cm" svg:x="6.887cm" svg:y="25.599cm" svg:viewBox="0 0 1539 593" svg:d="M0 0c385 347 641 926 1539 347">
            <text:p/>
          </draw:path>
          <draw:path draw:style-name="gr47" draw:text-style-name="P1" draw:layer="layout" svg:width="0.592cm" svg:height="1.13cm" svg:x="5.205cm" svg:y="25.122cm" svg:viewBox="0 0 593 1131" svg:d="M0 1131c423-905 423-1018 593-1131">
            <text:p/>
          </draw:path>
        </draw:g>
        <draw:frame draw:style-name="gr18" draw:text-style-name="P5" draw:layer="layout" svg:width="1.917cm" svg:height="1.02cm" svg:x="3.701cm" svg:y="23.294cm">
          <draw:text-box>
            <text:p><text:span text:style-name="T4">I</text:span><text:span text:style-name="T5">1, j</text:span></text:p>
          </draw:text-box>
        </draw:frame>
        <draw:path draw:style-name="gr37" draw:text-style-name="P1" draw:layer="layout" svg:width="0.507cm" svg:height="0.761cm" draw:transform="rotate (-1.8767525446695) translate (5.61581222160299cm 23.6235550717814cm)" svg:viewBox="0 0 508 762" svg:d="M0 0c508 0 508 762 508 762">
          <text:p/>
        </draw:path>
        <draw:frame draw:style-name="gr18" draw:text-style-name="P5" draw:layer="layout" svg:width="1.917cm" svg:height="1.02cm" svg:x="9.878cm" svg:y="16.109cm">
          <draw:text-box>
            <text:p><text:span text:style-name="T4">I</text:span><text:span text:style-name="T5">1, j</text:span></text:p>
          </draw:text-box>
        </draw:frame>
        <draw:path draw:style-name="gr37" draw:text-style-name="P1" draw:layer="layout" svg:width="0.507cm" svg:height="0.761cm" draw:transform="rotate (-2.22459666459197) translate (11.9221176954847cm 16.8077244131776cm)" svg:viewBox="0 0 508 762" svg:d="M0 0c508 0 508 762 508 762">
          <text:p/>
        </draw:path>
        <draw:frame draw:style-name="gr17" draw:text-style-name="P5" draw:layer="layout" svg:width="1.917cm" svg:height="0.925cm" svg:x="13.815cm" svg:y="15.093cm">
          <draw:text-box>
            <text:p><text:span text:style-name="T23">ξ</text:span><text:span text:style-name="T24">k</text:span></text:p>
          </draw:text-box>
        </draw:frame>
        <draw:frame draw:style-name="gr48" draw:text-style-name="P20" draw:layer="layout" svg:width="1.357cm" svg:height="0.806cm" svg:x="8.493cm" svg:y="8.239cm">
          <draw:text-box>
            <text:p><text:span text:style-name="T25">h(x)</text:span></text:p>
          </draw:text-box>
        </draw:frame>
        <draw:frame draw:style-name="gr49" draw:text-style-name="P21" draw:layer="layout" svg:width="1.76cm" svg:height="0.924cm" svg:x="8.511cm" svg:y="9.347cm">
          <draw:text-box>
            <text:p><text:span text:style-name="T26">a</text:span><text:span text:style-name="T27">i</text:span><text:span text:style-name="T26">h</text:span><text:span text:style-name="T27">i</text:span><text:span text:style-name="T28">(x)</text:span></text:p>
          </draw:text-box>
        </draw:frame>
        <draw:g>
          <draw:line draw:style-name="gr24" draw:text-style-name="P1" draw:layer="layout" svg:x1="4.448cm" svg:y1="20.431cm" svg:x2="4.448cm" svg:y2="18.907cm">
            <text:p/>
          </draw:line>
          <draw:line draw:style-name="gr24" draw:text-style-name="P1" draw:layer="layout" svg:x1="4.448cm" svg:y1="20.431cm" svg:x2="5.953cm" svg:y2="20.431cm">
            <text:p/>
          </draw:line>
        </draw:g>
        <draw:frame draw:style-name="gr20" draw:text-style-name="P17" draw:layer="layout" svg:width="0.752cm" svg:height="0.806cm" svg:x="4.947cm" svg:y="19.598cm">
          <draw:text-box>
            <text:p><text:span text:style-name="T20">x</text:span></text:p>
          </draw:text-box>
        </draw:frame>
        <draw:frame draw:style-name="gr20" draw:text-style-name="P17" draw:layer="layout" svg:width="0.752cm" svg:height="0.806cm" svg:x="4.385cm" svg:y="18.653cm">
          <draw:text-box>
            <text:p><text:span text:style-name="T20">z</text:span></text:p>
          </draw:text-box>
        </draw:frame>
        <draw:frame draw:style-name="gr50" draw:text-style-name="P22" draw:layer="layout" svg:width="1.917cm" svg:height="0.886cm" svg:x="3.54cm" svg:y="19.926cm">
          <draw:text-box>
            <text:p><text:span text:style-name="T29">M</text:span></text:p>
          </draw:text-box>
        </draw:frame>
        <draw:frame draw:style-name="gr17" draw:text-style-name="P4" draw:layer="layout" svg:width="1.917cm" svg:height="0.925cm" svg:x="5.826cm" svg:y="11.565cm">
          <draw:text-box>
            <text:p><text:span text:style-name="T2">a</text:span><text:span text:style-name="T3">2</text:span></text:p>
          </draw:text-box>
        </draw:frame>
        <draw:frame draw:style-name="gr17" draw:text-style-name="P4" draw:layer="layout" svg:width="1.917cm" svg:height="0.925cm" svg:x="12.291cm" svg:y="11.505cm">
          <draw:text-box>
            <text:p><text:span text:style-name="T2">a</text:span><text:span text:style-name="T3">M</text:span></text:p>
          </draw:text-box>
        </draw:frame>
        <draw:frame draw:style-name="gr17" draw:text-style-name="P24" draw:layer="layout" svg:width="1.917cm" svg:height="0.925cm" svg:x="10.386cm" svg:y="14.712cm">
          <draw:text-box>
            <text:p text:style-name="P23"><text:span text:style-name="T30">ξ</text:span><text:span text:style-name="T31">k-1</text:span></text:p>
          </draw:text-box>
        </draw:frame>
      </draw:page>
      <draw:page draw:name="page2" draw:style-name="dp1" draw:master-page-name="Default">
        <draw:g>
          <draw:frame draw:style-name="gr51" draw:text-style-name="P1" draw:layer="layout" svg:width="4.521cm" svg:height="5.592cm" draw:transform="rotate (1.55962621958213) translate (13.281cm 8.68cm)">
            <draw:image xlink:href="Pictures/1000020100000237000002B802CFAF6C.png" xlink:type="simple" xlink:show="embed" xlink:actuate="onLoad">
              <text:p/>
            </draw:image>
          </draw:frame>
          <draw:frame draw:style-name="gr51" draw:text-style-name="P1" draw:layer="layout" svg:width="4.522cm" svg:height="5.385cm" draw:transform="rotate (1.56503674026332) translate (1.533cm 8.824cm)">
            <draw:image xlink:href="Pictures/1000020100000191000001DAA6522023.png" xlink:type="simple" xlink:show="embed" xlink:actuate="onLoad">
              <text:p/>
            </draw:image>
          </draw:frame>
          <draw:frame draw:style-name="gr51" draw:text-style-name="P1" draw:layer="layout" svg:width="4.66cm" svg:height="6.146cm" draw:transform="rotate (1.55404116597575) translate (7.096cm 8.771cm)">
            <draw:image xlink:href="Pictures/10000201000001FC00000299ED7C616A.png" xlink:type="simple" xlink:show="embed" xlink:actuate="onLoad">
              <text:p/>
            </draw:image>
          </draw:frame>
        </draw:g>
        <draw:custom-shape draw:style-name="gr52" draw:text-style-name="P25" draw:layer="layout" svg:width="18.288cm" svg:height="1.397cm" svg:x="1.508cm" svg:y="3.159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5" draw:layer="layout" svg:width="18.288cm" svg:height="1.397cm" svg:x="1.127cm" svg:y="8.36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1" svg:font-family="'Liberation Sans'" style:font-pitch="variable"/>
    <style:font-face style:name="Rekha" svg:font-family="Rekh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4" draw:display-name="Arrowheads 4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5T08:47:07.212731780</meta:creation-date>
    <dc:date>2016-07-26T20:20:54.337876034</dc:date>
    <meta:editing-duration>PT7H53M33S</meta:editing-duration>
    <meta:editing-cycles>95</meta:editing-cycles>
    <meta:generator>LibreOffice/4.4.7.2$Linux_X86_64 LibreOffice_project/40m0$Build-2</meta:generator>
    <meta:document-statistic meta:object-count="235"/>
  </office:meta>
</office:document-meta>
</file>